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1cm" style:rel-column-width="3937*"/>
    </style:style>
    <style:style style:name="Tabuľka1.B" style:family="table-column">
      <style:table-column-properties style:column-width="3.03cm" style:rel-column-width="11683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7cm" style:rel-column-width="7238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" style:family="table">
      <style:table-properties style:width="17.009cm" fo:margin-left="0cm" fo:margin-right="-0.011cm" table:align="margins"/>
    </style:style>
    <style:style style:name="Tabuľka2.A" style:family="table-column">
      <style:table-column-properties style:column-width="1.021cm" style:rel-column-width="3934*"/>
    </style:style>
    <style:style style:name="Tabuľka2.B" style:family="table-column">
      <style:table-column-properties style:column-width="3.298cm" style:rel-column-width="12708*"/>
    </style:style>
    <style:style style:name="Tabuľka2.C" style:family="table-column">
      <style:table-column-properties style:column-width="7.389cm" style:rel-column-width="28468*"/>
    </style:style>
    <style:style style:name="Tabuľka2.D" style:family="table-column">
      <style:table-column-properties style:column-width="2.723cm" style:rel-column-width="10493*"/>
    </style:style>
    <style:style style:name="Tabuľka2.E" style:family="table-column">
      <style:table-column-properties style:column-width="2.577cm" style:rel-column-width="9932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style:font-name-asian="ArialMT" style:font-name-complex="ArialMT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2pt" style:font-name-asian="ArialMT" style:font-size-asian="12pt" style:font-name-complex="ArialMT" style:font-size-complex="12pt"/>
    </style:style>
    <style:style style:name="P22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0pt" style:font-name-asian="ArialMT" style:font-size-asian="10pt" style:font-name-complex="ArialMT" style:font-size-complex="10pt"/>
    </style:style>
    <style:style style:name="P23" style:family="paragraph" style:parent-style-name="Table_20_Contents">
      <style:paragraph-properties fo:text-align="start" style:justify-single-word="false" text:number-lines="false" text:line-number="0"/>
      <style:text-properties style:font-name="Arial" fo:font-size="10pt" style:font-name-asian="ArialMT" style:font-size-asian="10pt" style:font-name-complex="ArialMT" style:font-size-complex="10pt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size="12pt" style:font-name-asian="ArialMT" style:font-size-asian="12pt" style:font-name-complex="ArialMT" style:font-size-complex="12pt"/>
    </style:style>
    <style:style style:name="T4" style:family="text">
      <style:text-properties style:font-name="Arial1"/>
    </style:style>
    <style:style style:name="T5" style:family="text">
      <style:text-properties style:font-name="Arial1" fo:font-size="12pt"/>
    </style:style>
    <style:style style:name="T6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14</text:p>
      <text:p text:style-name="P3"/>
      <text:p text:style-name="P4">Dátum stretnutia:<text:span text:style-name="T1"><text:tab/>04. 03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Peter Cích<text:tab/><text:tab/><text:span text:style-name="T2">Vypracované dňa:</text:span> 06. 03. 2008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Pedagóg:</text:p>
          </table:table-cell>
          <table:table-cell table:style-name="Table2.B1" office:value-type="string">
            <text:p text:style-name="P14">doc. Ing. Jana Minárová, PhD.</text:p>
          </table:table-cell>
        </table:table-row>
        <table:table-row>
          <table:table-cell table:style-name="Table2.A2" office:value-type="string">
            <text:p text:style-name="P14">Členovia tímu:</text:p>
          </table:table-cell>
          <table:table-cell table:style-name="Table2.B2" office:value-type="string">
            <text:p text:style-name="P14">Bc. Peter Cích (PC)</text:p>
            <text:p text:style-name="P14">Bc. Pavol Fábik (PF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2.A2" office:value-type="string">
            <text:p text:style-name="P14">Hostia:</text:p>
          </table:table-cell>
          <table:table-cell table:style-name="Table2.B2" office:value-type="string">
            <text:p text:style-name="P14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Práca na projekte a dostupnosť technických prostriedkov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5">zhodnotenie stavu projektu</text:p>
        </text:list-item>
        <text:list-item>
          <text:p text:style-name="P25">naším cieľom je nasadiť systém do skúšobnej prevádzky do konca marca</text:p>
        </text:list-item>
        <text:list-item>
          <text:p text:style-name="P25">z tohto dôvodu treba:</text:p>
          <text:list>
            <text:list-item>
              <text:p text:style-name="P25">získať školský server na skúšobnú prevádzku systému – úloha: kontaktovať p. Lacka</text:p>
            </text:list-item>
            <text:list-item>
              <text:p text:style-name="P25">previazať systém s databázou AIS – úloha: kontaktovať p. Steinm<text:span text:style-name="T6">ü</text:span>llera ohľadom poskytnutia dumpu databázy AIS</text:p>
            </text:list-item>
          </text:list>
        </text:list-item>
        <text:list-item>
          <text:p text:style-name="P25">doc. Minárová navrhla otestovať systém v rámci skúšobnej prevádzky absolventmi, napr. členmi minuloročného tímu a doktorandmi</text:p>
        </text:list-item>
        <text:list-item>
          <text:p text:style-name="P25">konzultácia ohľadom ankiet a štatistík s Ďurajkom</text:p>
        </text:list-item>
        <text:list-item>
          <text:p text:style-name="P25">konzultácia ohľadom postupu pri zabezpečovaní technických prostriedkov na testovanie systému</text:p>
        </text:list-item>
        <text:list-item>
          <text:p text:style-name="P25"><text:soft-page-break/>práca na implementácii vybraných častí systému</text:p>
        </text:list-item>
      </text:list>
      <text:p text:style-name="P11"/>
      <text:h text:style-name="Heading_20_1" text:outline-level="1">Stav plnenia úloh</text:h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6">ID</text:p>
          </table:table-cell>
          <table:table-cell table:style-name="Tabuľka1.A1" office:value-type="string">
            <text:p text:style-name="P16">Člen tímu</text:p>
          </table:table-cell>
          <table:table-cell table:style-name="Tabuľka1.A1" office:value-type="string">
            <text:p text:style-name="P16">Úloha</text:p>
          </table:table-cell>
          <table:table-cell table:style-name="Tabuľka1.A1" office:value-type="string">
            <text:p text:style-name="P16">Začiatok</text:p>
          </table:table-cell>
          <table:table-cell table:style-name="Tabuľka1.A1" office:value-type="string">
            <text:p text:style-name="P16">Koniec</text:p>
          </table:table-cell>
          <table:table-cell table:style-name="Tabuľka1.A1" office:value-type="string">
            <text:p text:style-name="P16">Reálne ukončenie</text:p>
          </table:table-cell>
          <table:table-cell table:style-name="Tabuľka1.G1" office:value-type="string">
            <text:p text:style-name="P16">Stav</text:p>
          </table:table-cell>
        </table:table-row>
        <table:table-row table:style-name="Tabuľka1.2">
          <table:table-cell table:style-name="Tabuľka1.A2" office:value-type="string">
            <text:p text:style-name="P15">8.4</text:p>
          </table:table-cell>
          <table:table-cell table:style-name="Tabuľka1.A2" office:value-type="string">
            <text:p text:style-name="P17">PF</text:p>
          </table:table-cell>
          <table:table-cell table:style-name="Tabuľka1.A2" office:value-type="string">
            <text:p text:style-name="P18">implementovať modul štatistiky</text:p>
          </table:table-cell>
          <table:table-cell table:style-name="Tabuľka1.A2" office:value-type="string">
            <text:p text:style-name="P17">26. 11. 07</text:p>
          </table:table-cell>
          <table:table-cell table:style-name="Tabuľka1.A2" office:value-type="string">
            <text:p text:style-name="P17">10. 1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11.3</text:p>
          </table:table-cell>
          <table:table-cell table:style-name="Tabuľka1.A2" office:value-type="string">
            <text:p text:style-name="P17">JG</text:p>
          </table:table-cell>
          <table:table-cell table:style-name="Tabuľka1.A2" office:value-type="string">
            <text:p text:style-name="P18">doplnenie profilu absolventa</text:p>
          </table:table-cell>
          <table:table-cell table:style-name="Tabuľka1.A2" office:value-type="string">
            <text:p text:style-name="P17">17. 12. 07</text:p>
          </table:table-cell>
          <table:table-cell table:style-name="Tabuľka1.A2" office:value-type="string">
            <text:p text:style-name="P17">11. 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9">12.2</text:p>
          </table:table-cell>
          <table:table-cell table:style-name="Tabuľka1.A4" office:value-type="string">
            <text:p text:style-name="P17">celý tím</text:p>
          </table:table-cell>
          <table:table-cell table:style-name="Tabuľka1.A2" office:value-type="string">
            <text:p text:style-name="P18">vypracovanie príspevku na IIT.SRC 2008</text:p>
          </table:table-cell>
          <table:table-cell table:style-name="Tabuľka1.A2" office:value-type="string">
            <text:p text:style-name="P17">18. 2. 08</text:p>
          </table:table-cell>
          <table:table-cell table:style-name="Tabuľka1.A4" office:value-type="string">
            <text:p text:style-name="P17">27. 2. 08</text:p>
          </table:table-cell>
          <table:table-cell table:style-name="Tabuľka1.A2" office:value-type="string">
            <text:p text:style-name="P17">1. 3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4">
          <table:table-cell table:style-name="Tabuľka1.A4" office:value-type="string">
            <text:p text:style-name="P19">12.3</text:p>
          </table:table-cell>
          <table:table-cell table:style-name="Tabuľka1.A4" office:value-type="string">
            <text:p text:style-name="P17">JG, JHE, JHO</text:p>
          </table:table-cell>
          <table:table-cell table:style-name="Tabuľka1.A2" office:value-type="string">
            <text:p text:style-name="P18">zapracovanie pripomienok z posudku do prototypu</text:p>
          </table:table-cell>
          <table:table-cell table:style-name="Tabuľka1.A2" office:value-type="string">
            <text:p text:style-name="P17">18. 2. 08.</text:p>
          </table:table-cell>
          <table:table-cell table:style-name="Tabuľka1.A4" office:value-type="string">
            <text:p text:style-name="P17">3. 3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5">12.4</text:p>
          </table:table-cell>
          <table:table-cell table:style-name="Tabuľka1.A4" office:value-type="string">
            <text:p text:style-name="P17">PC</text:p>
          </table:table-cell>
          <table:table-cell table:style-name="Tabuľka1.A2" office:value-type="string">
            <text:p text:style-name="P18">vypracovanie plánu na letný semester</text:p>
          </table:table-cell>
          <table:table-cell table:style-name="Tabuľka1.A2" office:value-type="string">
            <text:p text:style-name="P17">18. 2. 08</text:p>
          </table:table-cell>
          <table:table-cell table:style-name="Tabuľka1.A4" office:value-type="string">
            <text:p text:style-name="P17">25. 2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21">13.1</text:p>
          </table:table-cell>
          <table:table-cell table:style-name="Tabuľka1.A2" office:value-type="string">
            <text:p text:style-name="P22">PC, JHE</text:p>
          </table:table-cell>
          <table:table-cell table:style-name="Tabuľka1.A2" office:value-type="string">
            <text:p text:style-name="P23">revízia príspevku na IIT.SRC 2008</text:p>
          </table:table-cell>
          <table:table-cell table:style-name="Tabuľka1.A2" office:value-type="string">
            <text:p text:style-name="P22">18. 2. 08</text:p>
          </table:table-cell>
          <table:table-cell table:style-name="Tabuľka1.A4" office:value-type="string">
            <text:p text:style-name="P22">1. 3. 08</text:p>
          </table:table-cell>
          <table:table-cell table:style-name="Tabuľka1.A2" office:value-type="string">
            <text:p text:style-name="P22">1. 3. 08</text:p>
          </table:table-cell>
          <table:table-cell table:style-name="Tabuľka1.G2" office:value-type="string">
            <text:p text:style-name="P22">ukončené</text:p>
          </table:table-cell>
        </table:table-row>
        <table:table-row table:style-name="Tabuľka1.4">
          <table:table-cell table:style-name="Tabuľka1.A4" office:value-type="string">
            <text:p text:style-name="P21">13.2</text:p>
          </table:table-cell>
          <table:table-cell table:style-name="Tabuľka1.A2" office:value-type="string">
            <text:p text:style-name="P22">JG, JHO, PF</text:p>
          </table:table-cell>
          <table:table-cell table:style-name="Tabuľka1.A2" office:value-type="string">
            <text:p text:style-name="P23">odovzdať vypracovaný príspevok na IIT.SRC 2008</text:p>
          </table:table-cell>
          <table:table-cell table:style-name="Tabuľka1.A2" office:value-type="string">
            <text:p text:style-name="P22">18. 2. 08</text:p>
          </table:table-cell>
          <table:table-cell table:style-name="Tabuľka1.A4" office:value-type="string">
            <text:p text:style-name="P22">1. 3. 08</text:p>
          </table:table-cell>
          <table:table-cell table:style-name="Tabuľka1.A2" office:value-type="string">
            <text:p text:style-name="P22">1. 3. 08</text:p>
          </table:table-cell>
          <table:table-cell table:style-name="Tabuľka1.G2" office:value-type="string">
            <text:p text:style-name="P22">ukončené</text:p>
          </table:table-cell>
        </table:table-row>
        <table:table-row table:style-name="Tabuľka1.4">
          <table:table-cell table:style-name="Tabuľka1.A4" office:value-type="string">
            <text:p text:style-name="P21">13.3</text:p>
          </table:table-cell>
          <table:table-cell table:style-name="Tabuľka1.A2" office:value-type="string">
            <text:p text:style-name="P22">PC</text:p>
          </table:table-cell>
          <table:table-cell table:style-name="Tabuľka1.A2" office:value-type="string">
            <text:p text:style-name="P23">informovať doc. Minárovú o odovzdaní príspevku</text:p>
          </table:table-cell>
          <table:table-cell table:style-name="Tabuľka1.A2" office:value-type="string">
            <text:p text:style-name="P22">26. 2. 08</text:p>
          </table:table-cell>
          <table:table-cell table:style-name="Tabuľka1.A4" office:value-type="string">
            <text:p text:style-name="P22">4. 3. 08</text:p>
          </table:table-cell>
          <table:table-cell table:style-name="Tabuľka1.A2" office:value-type="string">
            <text:p text:style-name="P22">2. 3. 08</text:p>
          </table:table-cell>
          <table:table-cell table:style-name="Tabuľka1.G2" office:value-type="string">
            <text:p text:style-name="P22">ukončené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16">ID</text:p>
          </table:table-cell>
          <table:table-cell table:style-name="Tabuľka2.A1" office:value-type="string">
            <text:p text:style-name="P16">Člen tímu</text:p>
          </table:table-cell>
          <table:table-cell table:style-name="Tabuľka2.A1" office:value-type="string">
            <text:p text:style-name="P16">Úloha</text:p>
          </table:table-cell>
          <table:table-cell table:style-name="Tabuľka2.A1" office:value-type="string">
            <text:p text:style-name="P16">Začiatok</text:p>
          </table:table-cell>
          <table:table-cell table:style-name="Tabuľka2.E1" office:value-type="string">
            <text:p text:style-name="P16">Koniec</text:p>
          </table:table-cell>
        </table:table-row>
        <table:table-row>
          <table:table-cell table:style-name="Tabuľka2.A2" office:value-type="string">
            <text:p text:style-name="P15">14.1</text:p>
          </table:table-cell>
          <table:table-cell table:style-name="Tabuľka2.A2" office:value-type="string">
            <text:p text:style-name="P15">PC</text:p>
          </table:table-cell>
          <table:table-cell table:style-name="Tabuľka2.A2" office:value-type="string">
            <text:p text:style-name="P20"><text:span text:style-name="T3">napísať mail </text:span><text:span text:style-name="T5">Ing. Steinmüllerovi ohľadom dumpu databázy Yonban</text:span></text:p>
          </table:table-cell>
          <table:table-cell table:style-name="Tabuľka2.A2" office:value-type="string">
            <text:p text:style-name="P15">4. 3. 08</text:p>
          </table:table-cell>
          <table:table-cell table:style-name="Tabuľka2.E2" office:value-type="string">
            <text:p text:style-name="P15">4. 3. 08</text:p>
          </table:table-cell>
        </table:table-row>
        <table:table-row>
          <table:table-cell table:style-name="Tabuľka2.A2" office:value-type="string">
            <text:p text:style-name="P15">14.2</text:p>
          </table:table-cell>
          <table:table-cell table:style-name="Tabuľka2.A2" office:value-type="string">
            <text:p text:style-name="P15">PC</text:p>
          </table:table-cell>
          <table:table-cell table:style-name="Tabuľka2.A2" office:value-type="string">
            <text:p text:style-name="P14">napísať mail <text:span text:style-name="T4">p. Lackovi ohľadom testovacieho servera</text:span></text:p>
          </table:table-cell>
          <table:table-cell table:style-name="Tabuľka2.A2" office:value-type="string">
            <text:p text:style-name="P15">4. 3. 08</text:p>
          </table:table-cell>
          <table:table-cell table:style-name="Tabuľka2.E2" office:value-type="string">
            <text:p text:style-name="P15">4. 3. 08</text:p>
          </table:table-cell>
        </table:table-row>
        <table:table-row>
          <table:table-cell table:style-name="Tabuľka2.A2" office:value-type="string">
            <text:p text:style-name="P15">14.3</text:p>
          </table:table-cell>
          <table:table-cell table:style-name="Tabuľka2.A2" office:value-type="string">
            <text:p text:style-name="P15">JG, JHO</text:p>
          </table:table-cell>
          <table:table-cell table:style-name="Tabuľka2.A2" office:value-type="string">
            <text:p text:style-name="P14">sprevádzkovať testovací server</text:p>
          </table:table-cell>
          <table:table-cell table:style-name="Tabuľka2.A2" office:value-type="string">
            <text:p text:style-name="P15">4. 3. 08</text:p>
          </table:table-cell>
          <table:table-cell table:style-name="Tabuľka2.E2" office:value-type="string">
            <text:p text:style-name="P15">10. 3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Jozef Hergott</meta:initial-creator>
    <meta:creation-date>2008-02-21T16:12:59</meta:creation-date>
    <dc:creator>Jozef Hergott</dc:creator>
    <dc:date>2008-03-06T18:00:06</dc:date>
    <meta:editing-cycles>14</meta:editing-cycles>
    <meta:editing-duration>PT3H36M51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15" meta:word-count="350" meta:character-count="2056"/>
  </office:meta>
</office:document-meta>
</file>